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0.35mm solid #000000" fo:border-bottom="0.35mm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0.35mm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0.35mm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0.35mm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0.35mm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Heading_20_2" style:master-page-name="First_20_Page">
      <style:paragraph-properties style:page-number="auto"/>
    </style:style>
    <style:style style:name="P11" style:family="paragraph" style:parent-style-name="Heading_20_3">
      <style:paragraph-properties fo:margin-left="0mm" fo:margin-right="0mm" fo:text-indent="0m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tracked-changes text:track-changes="false">
        <text:changed-region xml:id="ct139943246856408" text:id="ct139943246856408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139941811837576" text:id="ct139941811837576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139943200429008" text:id="ct139943200429008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139941786061448" text:id="ct139941786061448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139941794268688" text:id="ct139941794268688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601111436470222534" text:style-name="Outline">
        <text:list-item>
          <text:list>
            <text:list-item>
              <text:h text:style-name="P10" text:outline-level="2"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139943246856408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9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29530973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8">Return</text:p>
          </table:table-cell>
          <table:table-cell table:style-name="Table174.A1" office:value-type="string">
            <text:p text:style-name="P1">Returns numeric value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  <table:table-row>
          <table:table-cell table:style-name="Table174.A1" office:value-type="string">
            <text:p text:style-name="P7">Errors</text:p>
          </table:table-cell>
          <table:table-cell table:style-name="Table174.A1" office:value-type="string">
            <text:p text:style-name="P6"/>
          </table:table-cell>
        </table:table-row>
        <table:table-row>
          <table:table-cell table:style-name="Table174.A1" office:value-type="string">
            <text:p text:style-name="P7">Related Commands</text:p>
          </table:table-cell>
          <table:table-cell table:style-name="Table174.A1" office:value-type="string">
            <text:p text:style-name="P1"/>
            <text:p text:style-name="P1"/>
          </table:table-cell>
        </table:table-row>
      </table:table>
      <text:list xml:id="list20227893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8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7">Errors</text:p>
          </table:table-cell>
          <table:table-cell table:style-name="Table175.A1" office:value-type="string">
            <text:p text:style-name="P6"/>
          </table:table-cell>
        </table:table-row>
        <table:table-row>
          <table:table-cell table:style-name="Table175.A1" office:value-type="string">
            <text:p text:style-name="P7">Related Commands</text:p>
          </table:table-cell>
          <table:table-cell table:style-name="Table175.A1" office:value-type="string">
            <text:p text:style-name="P1">MEMory:STATe:<text:change text:change-id="ct139941811837576"/><text:change-start text:change-id="ct139943200429008"/>NAME<text:change-end text:change-id="ct139943200429008"/></text:p>
            <text:p text:style-name="P1"/>
          </table:table-cell>
        </table:table-row>
      </table:table>
      <text:list xml:id="list888088018" text:continue-numbering="true" text:style-name="Outline">
        <text:list-item>
          <text:list>
            <text:list-item>
              <text:list>
                <text:list-item>
                  <text:h text:style-name="P11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8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Errors</text:p>
          </table:table-cell>
          <table:table-cell table:style-name="Table176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182880179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139941786061448"/>Not used--<text:change text:change-id="ct139941794268688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8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Errors</text:p>
          </table:table-cell>
          <table:table-cell table:style-name="Table2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3705971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8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Errors</text:p>
          </table:table-cell>
          <table:table-cell table:style-name="Table178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Related <text:soft-page-break/>Commands</text:p>
          </table:table-cell>
          <table:table-cell table:style-name="Table178.A1" table:number-columns-spanned="4" office:value-type="string">
            <text:p text:style-name="P1">*SAV</text:p>
            <text:p text:style-name="P1"><text:soft-page-break/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5429073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8">Return</text:p>
          </table:table-cell>
          <table:table-cell table:style-name="Table179.A1" table:number-columns-spanned="4" office:value-type="string">
            <text:p text:style-name="P1">The query command returns numeric value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Errors</text:p>
          </table:table-cell>
          <table:table-cell table:style-name="Table179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49881793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8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Errors</text:p>
          </table:table-cell>
          <table:table-cell table:style-name="Table180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9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9. MEMory</dc:title>
    <meta:document-statistic meta:table-count="8" meta:image-count="0" meta:object-count="0" meta:page-count="3" meta:paragraph-count="184" meta:word-count="720" meta:character-count="4689"/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